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4.2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124cm"/>
    </style:style>
    <style:style style:name="co11" style:family="table-column">
      <style:table-column-properties fo:break-before="auto" style:column-width="1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mean rl2 (1e-8 cm2/s)</text:p>
          </table:table-cell>
          <table:table-cell office:value-type="string" calcext:value-type="string">
            <text:p>std rl2 (1e-8 cm2/s)</text:p>
          </table:table-cell>
          <table:table-cell office:value-type="string" calcext:value-type="string">
            <text:p>Mean Qv (Ah/cm3)</text:p>
          </table:table-cell>
          <table:table-cell office:value-type="string" calcext:value-type="string">
            <text:p>std Qv (Ah/cm3)</text:p>
          </table:table-cell>
          <table:table-cell office:value-type="string" calcext:value-type="string">
            <text:p>C_Li (mol/cm3)</text:p>
          </table:table-cell>
          <table:table-cell office:value-type="string" calcext:value-type="string">
            <text:p>viscosity (g/cm s)</text:p>
          </table:table-cell>
          <table:table-cell office:value-type="string" calcext:value-type="string">
            <text:p>electrolyte density g/cm3</text:p>
          </table:table-cell>
          <table:table-cell office:value-type="string" calcext:value-type="string">
            <text:p>D cm2/s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max</text:p>
          </table:table-cell>
        </table:table-row>
        <table:table-row table:style-name="ro1">
          <table:table-cell office:value-type="string" calcext:value-type="string">
            <text:p>My work, NMC</text:p>
          </table:table-cell>
          <table:table-cell table:style-name="ce1" office:value-type="float" office:value="7.28795544061837" calcext:value-type="float">
            <text:p>7.288</text:p>
          </table:table-cell>
          <table:table-cell table:style-name="ce1" office:value-type="float" office:value="1.65958029545449" calcext:value-type="float">
            <text:p>1.660</text:p>
          </table:table-cell>
          <table:table-cell office:value-type="float" office:value="416.030886" calcext:value-type="float">
            <text:p>416.030886</text:p>
          </table:table-cell>
          <table:table-cell office:value-type="float" office:value="18.924882" calcext:value-type="float">
            <text:p>18.924882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float" office:value="2.8" calcext:value-type="float">
            <text:p>2.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ZH, NMC</text:p>
          </table:table-cell>
          <table:table-cell table:style-name="ce1" office:value-type="float" office:value="3.47222222222222" calcext:value-type="float">
            <text:p>3.472</text:p>
          </table:table-cell>
          <table:table-cell table:style-name="ce1" office:value-type="string" calcext:value-type="string">
            <text:p>NaN</text:p>
          </table:table-cell>
          <table:table-cell office:value-type="float" office:value="346.682051" calcext:value-type="float">
            <text:p>346.682051</text:p>
          </table:table-cell>
          <table:table-cell office:value-type="float" office:value="1.931889" calcext:value-type="float">
            <text:p>1.931889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ZH, LFP</text:p>
          </table:table-cell>
          <table:table-cell table:style-name="ce1" office:value-type="float" office:value="6.21712962962963" calcext:value-type="float">
            <text:p>6.217</text:p>
          </table:table-cell>
          <table:table-cell table:style-name="ce1" office:value-type="float" office:value="2.01115086329309" calcext:value-type="float">
            <text:p>2.011</text:p>
          </table:table-cell>
          <table:table-cell office:value-type="float" office:value="234.724569" calcext:value-type="float">
            <text:p>234.724569</text:p>
          </table:table-cell>
          <table:table-cell office:value-type="float" office:value="4.529704" calcext:value-type="float">
            <text:p>4.529704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YW, LFP</text:p>
          </table:table-cell>
          <table:table-cell table:style-name="ce1" office:value-type="float" office:value="1.59444444444444" calcext:value-type="float">
            <text:p>1.594</text:p>
          </table:table-cell>
          <table:table-cell table:style-name="ce1" office:value-type="float" office:value="0.610236116010803" calcext:value-type="float">
            <text:p>0.610</text:p>
          </table:table-cell>
          <table:table-cell office:value-type="float" office:value="337.575333" calcext:value-type="float">
            <text:p>337.575333</text:p>
          </table:table-cell>
          <table:table-cell office:value-type="float" office:value="7.059719" calcext:value-type="float">
            <text:p>7.059719</text:p>
          </table:table-cell>
          <table:table-cell office:value-type="float" office:value="1000" calcext:value-type="float">
            <text:p>1000</text:p>
          </table:table-cell>
          <table:table-cell office:value-type="float" office:value="0.366" calcext:value-type="float">
            <text:p>0.366</text:p>
          </table:table-cell>
          <table:table-cell office:value-type="float" office:value="1.236" calcext:value-type="float">
            <text:p>1.236</text:p>
          </table:table-cell>
          <table:table-cell table:formula="of:=[.G5]/[.H5]" office:value-type="float" office:value="0.296116504854369" calcext:value-type="float">
            <text:p>0.296116504854369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g/cm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1M LiPF6 in EC/DEC (3:7)</text:p>
          </table:table-cell>
          <table:table-cell/>
          <table:table-cell office:value-type="string" calcext:value-type="string">
            <text:p>Equals 0.3*EC+0.7*D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rho of EC/DEC (1:1) 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quals (EC+DEC)/2</text:p>
          </table:table-cell>
          <table:table-cell office:value-type="string" calcext:value-type="string">
            <text:p>from sigm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ho of EC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string" calcext:value-type="string">
            <text:p>from wik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<text:s/>= &gt; density of DEC</text:p>
          </table:table-cell>
          <table:table-cell table:formula="of:=[.G9]*2-[.G10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<text:s/>= &gt; density of EC/DEC (3:7)</text:p>
          </table:table-cell>
          <table:table-cell table:formula="of:=[.G10]*0.3+[.G11]*0.7" office:value-type="float" office:value="1.236" calcext:value-type="float">
            <text:p>1.236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D = visc. / rho</text:p>
          </table:table-cell>
          <table:table-cell office:value-type="string" calcext:value-type="string">
            <text:p>this doesn’t look right. The diffusion coefficient is way too large.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https://www.astro.rug.nl/~weygaert/tim1publication/astrohydro2014/achterberg.ngsa.diffusion_viscosity.pdf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11:05:52.874248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09:57:25.586485000</meta:creation-date>
    <dc:date>2022-03-08T16:36:32.899264226</dc:date>
    <meta:editing-duration>PT2H49M47S</meta:editing-duration>
    <meta:editing-cycles>4</meta:editing-cycles>
    <meta:generator>LibreOffice/6.4.7.2$Linux_X86_64 LibreOffice_project/40$Build-2</meta:generator>
    <meta:document-statistic meta:table-count="1" meta:cell-count="62" meta:object-count="0"/>
  </office:meta>
</office:document-meta>
</file>